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style:style style:name="P1" style:parent-style-name="Contents1" style:master-page-name="MP0" style:family="paragraph">
      <style:paragraph-properties fo:break-before="page">
        <style:tab-stops>
          <style:tab-stop style:type="left" style:position="0.3333in"/>
          <style:tab-stop style:type="right" style:leader-style="dotted" style:leader-text="." style:position="5.8944in"/>
        </style:tab-stops>
      </style:paragraph-properties>
    </style:style>
    <style:style style:name="T2" style:parent-style-name="Fuentedepárrafopredeter." style:family="text">
      <style:text-properties fo:font-weight="normal" style:font-weight-asian="normal" style:font-weight-complex="normal" fo:font-style="normal" style:font-style-asian="normal" style:font-style-complex="normal" style:language-asian="es" style:country-asian="ES"/>
    </style:style>
    <style:style style:name="P3"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4" style:parent-style-name="Fuentedepárrafopredeter." style:family="text">
      <style:text-properties fo:font-weight="normal" style:font-weight-asian="normal" style:font-weight-complex="normal" fo:font-style="normal" style:font-style-asian="normal" style:font-style-complex="normal" style:language-asian="es" style:country-asian="ES"/>
    </style:style>
    <style:style style:name="P5"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6"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7"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8"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9"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10"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11"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T12" style:parent-style-name="Fuentedepárrafopredeter." style:family="text">
      <style:text-properties fo:font-weight="normal" style:font-weight-asian="normal" style:font-weight-complex="normal" fo:font-size="12pt" style:font-size-asian="12pt" style:font-size-complex="12pt" style:language-asian="es" style:country-asian="ES"/>
    </style:style>
    <style:style style:name="P13" style:parent-style-name="Standard" style:family="paragraph">
      <style:paragraph-properties fo:break-before="page"/>
    </style:style>
    <style:style style:name="P14" style:parent-style-name="Contents2" style:family="paragraph">
      <style:paragraph-properties>
        <style:tab-stops>
          <style:tab-stop style:type="left" style:position="0.6666in"/>
          <style:tab-stop style:type="right" style:leader-style="dotted" style:leader-text="." style:position="5.8944in"/>
        </style:tab-stops>
      </style:paragraph-properties>
    </style:style>
    <style:style style:name="P15"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16"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7"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8"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19"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0"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1"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2"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P23" style:parent-style-name="Standard" style:family="paragraph">
      <style:text-properties style:language-asian="en" style:country-asian="US"/>
    </style:style>
    <style:style style:name="P24" style:parent-style-name="Standard" style:family="paragraph">
      <style:text-properties style:language-asian="en" style:country-asian="US"/>
    </style:style>
    <style:style style:name="P25" style:parent-style-name="Standard" style:family="paragraph">
      <style:text-properties style:language-asian="en" style:country-asian="US"/>
    </style:style>
    <style:style style:name="P26" style:parent-style-name="Standard" style:family="paragraph">
      <style:text-properties style:language-asian="en" style:country-asian="US"/>
    </style:style>
    <style:style style:name="P27" style:parent-style-name="Contents1" style:family="paragraph">
      <style:paragraph-properties>
        <style:tab-stops>
          <style:tab-stop style:type="left" style:position="0.3333in"/>
          <style:tab-stop style:type="right" style:leader-style="dotted" style:leader-text="." style:position="5.8944in"/>
        </style:tab-stops>
      </style:paragraph-properties>
    </style:style>
    <style:style style:name="T28"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29"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30"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31"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T32" style:parent-style-name="Fuentedepárrafopredeter." style:family="text">
      <style:text-properties style:font-name="Liberation Serif" style:font-name-asian="Noto Serif CJK SC" style:font-name-complex="Lohit Devanagari" fo:font-style="normal" style:font-style-asian="normal" style:font-style-complex="normal" fo:font-size="14pt" style:font-size-asian="14pt" style:font-size-complex="14pt" style:language-asian="zh" style:country-asian="CN"/>
    </style:style>
    <style:style style:name="P33"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34"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35"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36"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37"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P38"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39"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0"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1"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2"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P43"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44"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5"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6"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7"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48"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P49" style:parent-style-name="Contents2" style:family="paragraph">
      <style:paragraph-properties fo:margin-left="0in">
        <style:tab-stops>
          <style:tab-stop style:type="left" style:position="0.8333in"/>
          <style:tab-stop style:type="right" style:leader-style="dotted" style:leader-text="." style:position="6.0611in"/>
        </style:tab-stops>
      </style:paragraph-properties>
    </style:style>
    <style:style style:name="T50"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51"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52"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53"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54"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T55" style:parent-style-name="Fuentedepárrafopredeter." style:family="text">
      <style:text-properties style:font-name="Liberation Serif" style:font-name-asian="Noto Serif CJK SC" style:font-name-complex="Lohit Devanagari" style:font-weight-complex="normal" fo:font-size="12pt" style:font-size-asian="12pt" style:font-size-complex="12pt" style:text-underline-type="single" style:text-underline-style="solid" style:text-underline-width="auto" style:text-underline-mode="continuous" style:language-asian="zh" style:country-asian="CN"/>
    </style:style>
    <style:style style:name="P56" style:parent-style-name="Standard" style:family="paragraph">
      <style:text-properties style:language-asian="en" style:country-asian="US"/>
    </style:style>
    <style:style style:name="P57" style:parent-style-name="Standard" style:family="paragraph">
      <style:paragraph-properties>
        <style:tab-stops>
          <style:tab-stop style:type="left" style:position="0.6666in"/>
          <style:tab-stop style:type="right" style:leader-style="dotted" style:leader-text="." style:position="5.8944in"/>
        </style:tab-stops>
      </style:paragraph-properties>
    </style:style>
  </office:automatic-styles>
  <office:body>
    <office:text text:use-soft-page-breaks="true">
      <text:p text:style-name="P1"><text:bookmark-start text:name="_GoBack"/><text:bookmark-end text:name="_GoBack"/><text:a xlink:href="#_Toc27349526" office:target-frame-name="_top" xlink:show="replace">1.</text:a><text:a xlink:href="#_Toc27349526" office:target-frame-name="_top" xlink:show="replace"><text:span text:style-name="T2"><text:tab/></text:span></text:a><text:a xlink:href="#_Toc27349526" office:target-frame-name="_top" xlink:show="replace">Requerimientos previos<text:s/></text:a><text:a xlink:href="#_Toc27349526" office:target-frame-name="_top" xlink:show="replace">al</text:a><text:a xlink:href="#_Toc27349526" office:target-frame-name="_top" xlink:show="replace"><text:s/></text:a><text:a xlink:href="#_Toc27349526" office:target-frame-name="_top" xlink:show="replace">D</text:a>espliegue<text:a xlink:href="#_Toc27349526" office:target-frame-name="_top" xlink:show="replace"><text:tab/>2</text:a></text:p>
      <text:p text:style-name="P3"><text:a xlink:href="#_Toc27349527" office:target-frame-name="_top" xlink:show="replace">2.</text:a><text:a xlink:href="#_Toc27349527" office:target-frame-name="_top" xlink:show="replace"><text:span text:style-name="T4"><text:tab/></text:span></text:a><text:a xlink:href="#_Toc27349527" office:target-frame-name="_top" xlink:show="replace">D</text:a>espliegue<text:a xlink:href="#_Toc27349527" office:target-frame-name="_top" xlink:show="replace"><text:s/>del sistema</text:a><text:a xlink:href="#_Toc27349527" office:target-frame-name="_top" xlink:show="replace"><text:tab/></text:a><text:a xlink:href="#_Toc27349527" office:target-frame-name="_top" xlink:show="replace">3</text:a></text:p>
      <text:p text:style-name="P5"><text:a xlink:href="#_Toc27349528" office:target-frame-name="_top" xlink:show="replace">2.1.</text:a><text:a xlink:href="#_Toc27349528" office:target-frame-name="_top" xlink:show="replace"><text:span text:style-name="T6"><text:tab/></text:span></text:a><text:a xlink:href="#_Toc27349528" office:target-frame-name="_top" xlink:show="replace">C</text:a>ontenedores y servicios<text:a xlink:href="#_Toc27349528" office:target-frame-name="_top" xlink:show="replace"><text:tab/></text:a><text:a xlink:href="#_Toc27349528" office:target-frame-name="_top" xlink:show="replace">3</text:a></text:p>
      <text:p text:style-name="P7"><text:a xlink:href="#_Toc27349529" office:target-frame-name="_top" xlink:show="replace">2.2.</text:a><text:a xlink:href="#_Toc27349529" office:target-frame-name="_top" xlink:show="replace"><text:span text:style-name="T8"><text:tab/></text:span></text:a><text:a xlink:href="#_Toc27349529" office:target-frame-name="_top" xlink:show="replace">C</text:a>onexión con repositorio<text:a xlink:href="#_Toc27349529" office:target-frame-name="_top" xlink:show="replace"><text:tab/></text:a><text:a xlink:href="#_Toc27349529" office:target-frame-name="_top" xlink:show="replace">8</text:a></text:p>
      <text:p text:style-name="P9"><text:a xlink:href="#_Toc27349530" office:target-frame-name="_top" xlink:show="replace">2.3.</text:a><text:a xlink:href="#_Toc27349530" office:target-frame-name="_top" xlink:show="replace"><text:span text:style-name="T10"><text:tab/></text:span></text:a><text:a xlink:href="#_Toc27349530" office:target-frame-name="_top" xlink:show="replace">L</text:a>ogs<text:s/>del sistema<text:a xlink:href="#_Toc27349530" office:target-frame-name="_top" xlink:show="replace"><text:tab/></text:a><text:a xlink:href="#_Toc27349530" office:target-frame-name="_top" xlink:show="replace">9</text:a></text:p>
      <text:p text:style-name="P11"><text:a xlink:href="#_Toc27349530" office:target-frame-name="_top" xlink:show="replace">2.</text:a><text:a xlink:href="#_Toc27349530" office:target-frame-name="_top" xlink:show="replace">4</text:a><text:a xlink:href="#_Toc27349530" office:target-frame-name="_top" xlink:show="replace">.</text:a><text:a xlink:href="#_Toc27349530" office:target-frame-name="_top" xlink:show="replace"><text:span text:style-name="T12"><text:tab/></text:span></text:a><text:a xlink:href="#_Toc27349530" office:target-frame-name="_top" xlink:show="replace">P</text:a>rimera puesta en servicio<text:a xlink:href="#_Toc27349530" office:target-frame-name="_top" xlink:show="replace"><text:tab/></text:a><text:a xlink:href="#_Toc27349530" office:target-frame-name="_top" xlink:show="replace">1</text:a>0</text:p>
      <text:p text:style-name="P13"/>
      <text:p text:style-name="P14"/>
      <text:p text:style-name="P15"><text:a xlink:href="#_Toc27349526" office:target-frame-name="_top" xlink:show="replace"><text:span text:style-name="T16">1.</text:span></text:a><text:a xlink:href="#_Toc27349526" office:target-frame-name="_top" xlink:show="replace"><text:span text:style-name="T17"><text:tab/></text:span></text:a><text:a xlink:href="#_Toc27349526" office:target-frame-name="_top" xlink:show="replace"><text:span text:style-name="T18">Requerimientos previos<text:s/></text:span></text:a><text:a xlink:href="#_Toc27349526" office:target-frame-name="_top" xlink:show="replace"><text:span text:style-name="T19">al</text:span></text:a><text:a xlink:href="#_Toc27349526" office:target-frame-name="_top" xlink:show="replace"><text:span text:style-name="T20"><text:s/></text:span></text:a><text:a xlink:href="#_Toc27349526" office:target-frame-name="_top" xlink:show="replace"><text:span text:style-name="T21">D</text:span></text:a><text:span text:style-name="T22">espliegue</text:span></text:p>
      <text:p text:style-name="P23"/>
      <text:p text:style-name="P24">Debemos de tener en el local archvio .war del proyecto para poder desplegarlo, también necesitaremos una base de datos para cargar unos datos iniciales. Necesitamos también instalar mysql donde importaremos un<text:s/>archivo sql con la base de datos mencionada anteriormente.</text:p>
      <text:p text:style-name="P25"/>
      <text:p text:style-name="P26"/>
      <text:p text:style-name="P27"><text:a xlink:href="#_Toc27349527" office:target-frame-name="_top" xlink:show="replace"><text:span text:style-name="T28">2.</text:span></text:a><text:a xlink:href="#_Toc27349527" office:target-frame-name="_top" xlink:show="replace"><text:span text:style-name="T29"><text:tab/></text:span></text:a><text:a xlink:href="#_Toc27349527" office:target-frame-name="_top" xlink:show="replace"><text:span text:style-name="T30">D</text:span></text:a><text:span text:style-name="T31">espliegue</text:span><text:a xlink:href="#_Toc27349527" office:target-frame-name="_top" xlink:show="replace"><text:span text:style-name="T32"><text:s/>del sistema</text:span></text:a></text:p>
      <text:p text:style-name="P33"><text:a xlink:href="#_Toc27349528" office:target-frame-name="_top" xlink:show="replace"><text:span text:style-name="T34">2.1.</text:span></text:a><text:span text:style-name="T35"><text:s text:c="4"/></text:span><text:a xlink:href="#_Toc27349528" office:target-frame-name="_top" xlink:show="replace"><text:span text:style-name="T36">C</text:span></text:a><text:span text:style-name="T37">ontenedores y servicios</text:span></text:p>
      <text:p text:style-name="Standard"/>
      <text:p text:style-name="Standard"/>
      <text:p text:style-name="Standard">El contenedor del aplicativo será apache tomcat, que funciona como un contenerdor de servlets escrito en java que es el lenguaje del proyecto.</text:p>
      <text:p text:style-name="Standard">La Base de datos estará contenida en mysql 8.</text:p>
      <text:p text:style-name="Standard"/>
      <text:p text:style-name="P38"><text:a xlink:href="#_Toc27349529" office:target-frame-name="_top" xlink:show="replace"><text:span text:style-name="T39">2.2.</text:span></text:a><text:span text:style-name="T40"><text:s text:c="4"/></text:span><text:a xlink:href="#_Toc27349529" office:target-frame-name="_top" xlink:show="replace"><text:span text:style-name="T41">C</text:span></text:a><text:span text:style-name="T42">onexión con repositorio</text:span></text:p>
      <text:p text:style-name="Standard"/>
      <text:p text:style-name="Standard">El código esta subido a github y se va actualizando al día con los cambios realizados además de una copia del .war en Drive.</text:p>
      <text:p text:style-name="Standard"/>
      <text:p text:style-name="P43"><text:a xlink:href="#_Toc27349530" office:target-frame-name="_top" xlink:show="replace"><text:span text:style-name="T44">2.3.</text:span></text:a><text:span text:style-name="T45"><text:s/></text:span><text:span text:style-name="T46"><text:s text:c="2"/></text:span><text:a xlink:href="#_Toc27349530" office:target-frame-name="_top" xlink:show="replace"><text:span text:style-name="T47">L</text:span></text:a><text:span text:style-name="T48">ogs del sistema</text:span></text:p>
      <text:p text:style-name="Standard"/>
      <text:p text:style-name="Standard">El aplicativo registra en una archivo log.txt cuando un usuario inicia sesión, registra su nombre de usuario y el rol de usuario que tiene.</text:p>
      <text:p text:style-name="Standard">También registra cuando el moderador acepta o rechaza un apunte que un usuario ha solicitado como público. Escribe el título del apunte y si ha sido aceptado o rechazado.</text:p>
      <text:p text:style-name="Standard">En Ubuntu, esto se guardará en la carpeta logs dentro de la carpeta personal del usuario.</text:p>
      <text:p text:style-name="Standard"/>
      <text:p text:style-name="Standard"/>
      <text:p text:style-name="P49"><text:a xlink:href="#_Toc27349530" office:target-frame-name="_top" xlink:show="replace"><text:span text:style-name="T50">2.</text:span></text:a><text:a xlink:href="#_Toc27349530" office:target-frame-name="_top" xlink:show="replace"><text:span text:style-name="T51">4</text:span></text:a><text:a xlink:href="#_Toc27349530" office:target-frame-name="_top" xlink:show="replace"><text:span text:style-name="T52">.</text:span></text:a><text:span text:style-name="T53"><text:s text:c="3"/></text:span><text:a xlink:href="#_Toc27349530" office:target-frame-name="_top" xlink:show="replace"><text:span text:style-name="T54">P</text:span></text:a><text:span text:style-name="T55">rimera puesta en servicio</text:span></text:p>
      <text:p text:style-name="Standard"/>
      <text:p text:style-name="Standard">La puesta en servicio se hará en una máquina virtual de Ubuntu. Para ello, introduciremos el .war del aplicativo en la carpeta webapps de apache tomcat,<text:s/>instalado previamente, después de instalar mysql con un usuario con el nombre y contraseña igual al indicado en el archivo hibernate.util del proyecto, importamos un archivo sql con los datos iniciales del aplicativo para que este pueda cargarlos.</text:p>
      <text:p text:style-name="Standard">Una vez<text:s/>cumplido estos pasos arrancamos el servicio de tomcat y el de mysql y ya estaría desplegado el aplicativo.</text:p>
      <text:p text:style-name="P56"/>
      <text:p text:style-name="P5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vg:panose-1="2 2 6 3 5 4 5 2 3 4"/>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2" style:display-name="Contents 2" style:family="paragraph" style:parent-style-name="Standard" style:next-style-name="Standard">
      <style:paragraph-properties fo:margin-top="0.0833in" fo:margin-left="0.1666in">
        <style:tab-stops/>
      </style:paragraph-properties>
      <style:text-properties style:font-name="Calibri" style:font-name-asian="Calibri" style:font-name-complex="Calibri" fo:font-weight="bold" style:font-weight-asian="bold" style:font-weight-complex="bold" fo:font-size="11pt" style:font-size-asian="11pt" style:font-size-complex="11pt" style:language-asian="en" style:country-asian="US" fo:hyphenate="false"/>
    </style:style>
    <style:style style:name="Contents1" style:display-name="Contents 1" style:family="paragraph" style:parent-style-name="Standard" style:next-style-name="Standard">
      <style:paragraph-properties fo:margin-top="0.0833in"/>
      <style:text-properties style:font-name="Calibri" style:font-name-asian="Calibri" style:font-name-complex="Calibri" fo:font-weight="bold" style:font-weight-asian="bold" style:font-weight-complex="bold" fo:font-style="italic" style:font-style-asian="italic" style:font-style-complex="italic" style:language-asian="en" style:country-asian="U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uario</meta:initial-creator>
    <dc:creator>Usuario</dc:creator>
    <meta:creation-date>2020-11-25T17:36:00Z</meta:creation-date>
    <dc:date>2020-12-13T19:03:00Z</dc:date>
    <meta:print-date>2020-12-13T19:03:00Z</meta:print-date>
    <meta:template xlink:href="Normal.dotm" xlink:type="simple"/>
    <meta:editing-cycles>6</meta:editing-cycles>
    <meta:editing-duration>PT3900S</meta:editing-duration>
    <meta:document-statistic meta:page-count="1" meta:paragraph-count="7" meta:word-count="554" meta:character-count="3597" meta:row-count="25" meta:non-whitespace-character-count="3050"/>
  </office:meta>
</office:document-meta>
</file>